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bottom" draw:auto-grow-height="false" fo:min-height="4.418cm" fo:min-width="7.667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575cm" fo:min-width="6.70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bottom" draw:auto-grow-height="false" fo:min-height="6.222cm" fo:min-width="4.072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3.457cm" fo:min-width="3.1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4.165cm" fo:min-width="5.601cm"/>
      <style:paragraph-properties style:writing-mode="lr-tb"/>
    </style:style>
    <style:style style:name="gr6" style:family="graphic" style:parent-style-name="standard">
      <style:graphic-properties draw:stroke="dash" draw:stroke-dash="Long_20_Dot" svg:stroke-width="0.1cm" draw:marker-start-width="0.35cm" draw:marker-end-width="0.35cm" draw:fill="none" draw:textarea-horizontal-align="justify" draw:textarea-vertical-align="bottom" draw:auto-grow-height="false" fo:min-height="12.564cm" fo:min-width="26.514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dash" draw:stroke-dash="Long_20_Dot" svg:stroke-width="0.1cm" draw:marker-start-width="0.35cm" draw:marker-end-width="0.35cm" draw:fill="none" draw:textarea-horizontal-align="justify" draw:textarea-vertical-align="bottom" draw:auto-grow-height="false" fo:min-height="12.464cm" fo:min-width="31.215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2.458cm" fo:min-width="8.008cm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="Arrow" draw:marker-end-width="0.75cm" draw:fill="solid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fo:min-height="1.882cm"/>
      <style:paragraph-properties style:writing-mode="lr-tb"/>
    </style:style>
    <style:style style:name="gr11" style:family="graphic" style:parent-style-name="objectwithoutfill">
      <style:graphic-properties draw:stroke="dash" draw:stroke-dash="Dashed_20__28_var_29_" svg:stroke-width="0.1cm" draw:marker-start-width="0.35cm" draw:marker-end="Arrow" draw:marker-end-width="0.75cm" draw:fill="solid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fo:min-height="3.136cm"/>
      <style:paragraph-properties style:writing-mode="lr-tb"/>
    </style:style>
    <style:style style:name="gr13" style:family="graphic" style:parent-style-name="objectwithoutfill">
      <style:graphic-properties svg:stroke-width="0.3cm" svg:stroke-color="#729fcf" draw:marker-start="Arrow" draw:marker-start-width="1.05cm" draw:marker-end="Arrow" draw:marker-end-width="1.05cm" draw:fill="solid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draw:stroke="none" draw:fill="none" fo:min-height="4.954cm"/>
      <style:paragraph-properties style:writing-mode="lr-tb"/>
    </style:style>
    <style:style style:name="gr15" style:family="graphic" style:parent-style-name="standard">
      <style:graphic-properties draw:stroke="none" draw:fill="none" fo:min-height="3.516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dash" draw:stroke-dash="Long_20_Dot" svg:stroke-width="0.1cm" draw:marker-start-width="0.35cm" draw:marker-end-width="0.35cm" draw:fill="none" draw:textarea-horizontal-align="justify" draw:textarea-vertical-align="bottom" draw:auto-grow-height="false" fo:min-height="13.458cm" fo:min-width="27.708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draw:stroke="none" draw:fill="none" fo:min-height="3.763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6.516cm"/>
      <style:paragraph-properties style:writing-mode="lr-tb"/>
    </style:style>
    <style:style style:name="gr20" style:family="graphic" style:parent-style-name="standard">
      <style:graphic-properties draw:stroke="none" draw:fill="none" fo:min-height="1.517cm"/>
      <style:paragraph-properties style:writing-mode="lr-tb"/>
    </style:style>
    <style:style style:name="gr21" style:family="graphic" style:parent-style-name="standard">
      <style:graphic-properties draw:fill-color="#355269" draw:textarea-horizontal-align="justify" draw:textarea-vertical-align="middle" draw:auto-grow-height="false" fo:min-height="0.952cm" fo:min-width="0.702cm"/>
      <style:paragraph-properties style:writing-mode="lr-tb"/>
    </style:style>
    <style:style style:name="gr22" style:family="graphic" style:parent-style-name="standard">
      <style:graphic-properties draw:stroke="none" draw:fill="none" fo:min-height="17.36cm"/>
      <style:paragraph-properties style:writing-mode="lr-tb"/>
    </style:style>
    <style:style style:name="gr23" style:family="graphic" style:parent-style-name="standard">
      <style:graphic-properties draw:stroke="none" draw:fill="none" fo:min-height="1.685cm"/>
      <style:paragraph-properties style:writing-mode="lr-tb"/>
    </style:style>
    <style:style style:name="gr24" style:family="graphic" style:parent-style-name="objectwithoutfill">
      <style:graphic-properties svg:stroke-width="0.3cm" svg:stroke-color="#729fcf" draw:marker-start="" draw:marker-start-width="1.05cm" draw:marker-end="Arrow" draw:marker-end-width="1.05cm" draw:fill="solid" draw:textarea-vertical-align="middle" fo:padding-top="0.275cm" fo:padding-bottom="0.275cm" fo:padding-left="0.4cm" fo:padding-right="0.4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omfortaa"/>
    </style:style>
    <style:style style:name="P2" style:family="paragraph">
      <style:paragraph-properties fo:text-align="center" style:writing-mode="lr-tb"/>
      <style:text-properties style:font-name="Comfortaa" fo:font-size="16pt" style:font-size-asian="16pt" style:font-size-complex="16pt"/>
    </style:style>
    <style:style style:name="P3" style:family="paragraph">
      <loext:graphic-properties draw:fill-color="#eeeeee"/>
      <style:paragraph-properties fo:text-align="center" style:writing-mode="lr-tb"/>
      <style:text-properties style:font-name="Comfortaa" fo:font-size="16pt" style:font-size-asian="16pt" style:font-size-complex="16pt"/>
    </style:style>
    <style:style style:name="P4" style:family="paragraph">
      <loext:graphic-properties draw:fill-color="#b4c7dc"/>
      <style:paragraph-properties fo:text-align="center" style:writing-mode="lr-tb"/>
      <style:text-properties style:font-name="Comfortaa"/>
    </style:style>
    <style:style style:name="P5" style:family="paragraph">
      <style:paragraph-properties fo:text-align="start" style:writing-mode="lr-tb"/>
      <style:text-properties style:font-name="Comfortaa" fo:font-size="21pt" style:font-size-asian="21pt" style:font-size-complex="21pt"/>
    </style:style>
    <style:style style:name="P6" style:family="paragraph">
      <loext:graphic-properties draw:fill="none"/>
      <style:paragraph-properties fo:text-align="start" style:writing-mode="lr-tb"/>
      <style:text-properties style:font-name="Comfortaa" fo:font-size="21pt" style:font-size-asian="21pt" style:font-size-complex="21pt"/>
    </style:style>
    <style:style style:name="P7" style:family="paragraph">
      <style:paragraph-properties fo:text-align="end" style:writing-mode="lr-tb"/>
      <style:text-properties style:font-name="Comfortaa" fo:font-size="21pt" style:font-size-asian="21pt" style:font-size-complex="21pt"/>
    </style:style>
    <style:style style:name="P8" style:family="paragraph">
      <loext:graphic-properties draw:fill-color="#dee6ef"/>
      <style:paragraph-properties fo:text-align="center" style:writing-mode="lr-tb"/>
      <style:text-properties style:font-name="Comfortaa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 style:writing-mode="lr-tb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/>
      <style:text-properties fo:font-weight="bold" style:font-weight-asian="bold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text-align="center" style:writing-mode="lr-tb"/>
      <style:text-properties style:font-name="Comfortaa" fo:font-size="18pt"/>
    </style:style>
    <style:style style:name="P19" style:family="paragraph">
      <loext:graphic-properties draw:fill="none"/>
      <style:paragraph-properties fo:text-align="end" style:writing-mode="lr-tb"/>
      <style:text-properties style:font-name="Comfortaa" fo:font-size="21pt" style:font-size-asian="21pt" style:font-size-complex="21pt"/>
    </style:style>
    <style:style style:name="P20" style:family="paragraph">
      <loext:graphic-properties draw:fill-color="#dee6ef"/>
      <style:paragraph-properties fo:text-align="center" style:writing-mode="lr-tb"/>
      <style:text-properties style:font-name="Comfortaa" fo:font-size="18pt"/>
    </style:style>
    <style:style style:name="P21" style:family="paragraph">
      <style:paragraph-properties fo:text-align="end"/>
      <style:text-properties fo:font-size="18pt"/>
    </style:style>
    <style:style style:name="P22" style:family="paragraph">
      <loext:graphic-properties draw:fill="none"/>
      <style:paragraph-properties fo:text-align="end" style:writing-mode="lr-tb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5" style:family="paragraph">
      <style:paragraph-properties fo:text-align="start"/>
      <style:text-properties fo:font-size="18pt"/>
    </style:style>
    <style:style style:name="P26" style:family="paragraph">
      <loext:graphic-properties draw:fill="none"/>
      <style:paragraph-properties fo:text-align="start" style:writing-mode="lr-tb"/>
      <style:text-properties fo:font-size="18pt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9" style:family="paragraph">
      <style:text-properties fo:font-size="18pt"/>
    </style:style>
    <style:style style:name="P30" style:family="paragraph">
      <loext:graphic-properties draw:fill="none"/>
      <style:text-properties fo:font-size="18pt"/>
    </style:style>
    <style:style style:name="P31" style:family="paragraph">
      <style:paragraph-properties fo:text-align="center"/>
      <style:text-properties fo:font-size="18pt" fo:font-weight="bold" style:font-weight-asian="bold" style:font-weight-complex="bold"/>
    </style:style>
    <style:style style:name="P32" style:family="paragraph">
      <loext:graphic-properties draw:fill-color="#355269"/>
      <style:paragraph-properties fo:text-align="center"/>
      <style:text-properties fo:color="#ffffff" style:font-name="Comfortaa" fo:font-size="18pt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style:text-properties fo:font-size="18pt" fo:font-weight="bold" style:font-weight-asian="bold" style:font-weight-complex="bold"/>
    </style:style>
    <style:style style:name="P35" style:family="paragraph">
      <loext:graphic-properties draw:fill="none"/>
      <style:text-properties fo:font-size="18pt" fo:font-weight="bold" style:font-weight-asian="bold" style:font-weight-complex="bold"/>
    </style:style>
    <style:style style:name="T1" style:family="text">
      <style:text-properties style:font-name="Comfortaa"/>
    </style:style>
    <style:style style:name="T2" style:family="text">
      <style:text-properties style:font-name="Comfortaa" fo:font-size="16pt" style:font-size-asian="16pt" style:font-size-complex="16pt"/>
    </style:style>
    <style:style style:name="T3" style:family="text">
      <style:text-properties style:font-name="Comfortaa" fo:font-size="21pt" style:font-size-asian="21pt" style:font-size-complex="21pt"/>
    </style:style>
    <style:style style:name="T4" style:family="text">
      <style:text-properties style:font-name="Comfortaa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mfortaa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mfortaa" fo:font-size="24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omfortaa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Comfortaa" fo:font-size="24pt" style:font-size-asian="24pt" style:font-size-complex="24pt"/>
    </style:style>
    <style:style style:name="T9" style:family="text">
      <style:text-properties style:font-name="Comfortaa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4cm" svg:height="4.9cm" svg:x="3cm" svg:y="11.8cm">
          <text:p text:style-name="P1"><text:span text:style-name="T1">Alice’s brows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7.2cm" svg:height="3.2cm" svg:x="3.5cm" svg:y="12.5cm">
          <text:p text:style-name="P2"><text:span text:style-name="T2">vodle web-app</text:span><text:span text:style-name="T2"><text:line-break/></text:span><text:span text:style-name="T2">pages (HTML+JS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4.8cm" svg:height="6.699cm" svg:x="23cm" svg:y="12.601cm">
          <text:p text:style-name="P1"><text:span text:style-name="T1">Celia’s</text:span><text:span text:style-name="T1"><text:line-break/></text:span><text:span text:style-name="T1">iPh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23.5cm" svg:y="13.301cm">
          <text:p text:style-name="P2"><text:span text:style-name="T2">vodle</text:span><text:span text:style-name="T2"><text:line-break/></text:span><text:span text:style-name="T2">iOS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4.8cm" svg:height="6.699cm" svg:x="13.501cm" svg:y="14.601cm">
          <text:p text:style-name="P1"><text:span text:style-name="T1">Bob’s</text:span><text:span text:style-name="T1"><text:line-break/></text:span><text:span text:style-name="T1">ph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14.001cm" svg:y="15.301cm">
          <text:p text:style-name="P2"><text:span text:style-name="T2">vodle</text:span><text:span text:style-name="T2"><text:line-break/></text:span><text:span text:style-name="T2">android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6.1cm" svg:height="5.3cm" svg:x="12.2cm" svg:y="1.1cm">
          <text:p text:style-name="P1"><text:span text:style-name="T1">CouchDB</text:span></text:p>
          <text:p text:style-name="P1"><text:span text:style-name="T1">server</text:span><text:span text:style-name="T1"><text:line-break/></text:span><text:span text:style-name="T1">used by</text:span><text:span text:style-name="T1"><text:line-break/></text:span><text:span text:style-name="T1">group A</text:span></text:p>
          <draw:enhanced-geometry svg:viewBox="0 0 88 21600" draw:glue-points="44 ?f6 44 0 0 10800 44 21600 88 10800" draw:text-areas="0 ?f6 88 ?f3" draw:type="can" draw:modifiers="2407.022677395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4.8cm" svg:height="6.699cm" svg:x="41.402cm" svg:y="17.601cm">
          <text:p text:style-name="P1"><text:span text:style-name="T1">Egon’s</text:span><text:span text:style-name="T1"><text:line-break/></text:span><text:span text:style-name="T1">ph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41.902cm" svg:y="18.301cm">
          <text:p text:style-name="P2"><text:span text:style-name="T2">vodle</text:span><text:span text:style-name="T2"><text:line-break/></text:span><text:span text:style-name="T2">android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4.8cm" svg:height="6.699cm" svg:x="48.202cm" svg:y="15.601cm">
          <text:p text:style-name="P1"><text:span text:style-name="T1">Frieda’s</text:span><text:span text:style-name="T1"><text:line-break/></text:span><text:span text:style-name="T1">ph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48.702cm" svg:y="16.301cm">
          <text:p text:style-name="P2"><text:span text:style-name="T2">vodle</text:span><text:span text:style-name="T2"><text:line-break/></text:span><text:span text:style-name="T2">android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8.4cm" svg:height="4.9cm" svg:x="31cm" svg:y="16.301cm">
          <text:p text:style-name="P1"><text:span text:style-name="T1">Doris’ brows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7.2cm" svg:height="3.2cm" svg:x="31.5cm" svg:y="17.001cm">
          <text:p text:style-name="P2"><text:span text:style-name="T2">vodle web-app</text:span><text:span text:style-name="T2"><text:line-break/></text:span><text:span text:style-name="T2">pages (HTML+JS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6.1cm" svg:height="5.3cm" svg:x="35.401cm" svg:y="2.101cm">
          <text:p text:style-name="P1"><text:span text:style-name="T1">CouchDB</text:span></text:p>
          <text:p text:style-name="P1"><text:span text:style-name="T1">server</text:span><text:span text:style-name="T1"><text:line-break/></text:span><text:span text:style-name="T1">used by</text:span><text:span text:style-name="T1"><text:line-break/></text:span><text:span text:style-name="T1">group B</text:span></text:p>
          <draw:enhanced-geometry svg:viewBox="0 0 88 21600" draw:glue-points="44 ?f6 44 0 0 10800 44 21600 88 10800" draw:text-areas="0 ?f6 88 ?f3" draw:type="can" draw:modifiers="2407.022677395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28.4cm" svg:height="14.2cm" svg:x="1.3cm" svg:y="10cm">
          <text:p text:style-name="P5"><text:span text:style-name="T3">group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3.201cm" svg:height="14.2cm" svg:x="21.5cm" svg:y="11.301cm">
          <text:p text:style-name="P7"><text:span text:style-name="T3">group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8.8cm" svg:height="3cm" svg:x="11.8cm" svg:y="27.5cm">
          <text:p text:style-name="P1"><text:span text:style-name="T1">vodle.it</text:span><text:span text:style-name="T1"><text:line-break/></text:span><text:span text:style-name="T1">we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8.8cm" svg:height="3cm" svg:x="23.001cm" svg:y="27.501cm">
          <text:p text:style-name="P1"><text:span text:style-name="T1">Apple</text:span><text:span text:style-name="T1"><text:line-break/></text:span><text:span text:style-name="T1">app 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8.8cm" svg:height="3cm" svg:x="34.201cm" svg:y="27.501cm">
          <text:p text:style-name="P1"><text:span text:style-name="T1">some android</text:span><text:span text:style-name="T1"><text:line-break/></text:span><text:span text:style-name="T1">app 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9" draw:layer="layout" svg:width="12.175cm" svg:height="3.275cm" draw:transform="rotate (2.46876822694598) translate (14.580419519923cm 27.1500642793317cm)" svg:viewBox="0 0 12176 3276" svg:d="M0 192c6390-1128 12176 3084 12176 3084">
          <text:p/>
        </draw:path>
        <draw:path draw:style-name="gr9" draw:text-style-name="P9" draw:layer="layout" svg:width="5.591cm" svg:height="13.466cm" draw:transform="rotate (2.46876822694598) translate (22.2072359972907cm 30.4322714949531cm)" svg:viewBox="0 0 5592 13467" svg:d="M5508 0c882 4156-5508 13467-5508 13467">
          <text:p/>
        </draw:path>
        <draw:frame draw:style-name="gr10" draw:text-style-name="P11" draw:layer="layout" svg:width="3.478cm" svg:height="2.132cm" svg:x="14.622cm" svg:y="25.563cm">
          <draw:text-box>
            <text:p text:style-name="P10"><text:span text:style-name="T2">serve</text:span><text:span text:style-name="T2"><text:line-break/></text:span><text:span text:style-name="T2">HTML+JS</text:span></text:p>
          </draw:text-box>
        </draw:frame>
        <draw:path draw:style-name="gr11" draw:text-style-name="P9" draw:layer="layout" svg:width="5.048cm" svg:height="9.388cm" draw:transform="rotate (2.46876822694598) translate (10.5708652040827cm 29.8895156441172cm)" svg:viewBox="0 0 5049 9389" svg:d="M0 1010c7786-4671 4247 8379 4247 8379">
          <text:p/>
        </draw:path>
        <draw:frame draw:style-name="gr12" draw:text-style-name="P11" draw:layer="layout" svg:width="5.178cm" svg:height="3.386cm" svg:x="3.122cm" svg:y="27.063cm">
          <draw:text-box>
            <text:p text:style-name="P10"><text:span text:style-name="T2">provide</text:span><text:span text:style-name="T2"><text:line-break/></text:span><text:span text:style-name="T2">app installer</text:span><text:span text:style-name="T2"><text:line-break/></text:span><text:span text:style-name="T2">for download</text:span></text:p>
          </draw:text-box>
        </draw:frame>
        <draw:path draw:style-name="gr11" draw:text-style-name="P9" draw:layer="layout" svg:width="2.296cm" svg:height="9.071cm" draw:transform="rotate (2.46876822694598) translate (45.2964798413433cm 30.7315460203664cm)" svg:viewBox="0 0 2297 9072" svg:d="M2297 0c-4536 3615-954 9072-954 9072">
          <text:p/>
        </draw:path>
        <draw:path draw:style-name="gr11" draw:text-style-name="P9" draw:layer="layout" svg:width="2.93cm" svg:height="4.202cm" draw:transform="rotate (2.46876822694598) translate (44.6723766954066cm 29.813800994463cm)" svg:viewBox="0 0 2931 4203" svg:d="M1426 0c-3928 3162 1505 4203 1505 4203">
          <text:p/>
        </draw:path>
        <draw:frame draw:style-name="gr12" draw:text-style-name="P11" draw:layer="layout" svg:width="5.178cm" svg:height="3.386cm" svg:x="45.022cm" svg:y="26.263cm">
          <draw:text-box>
            <text:p text:style-name="P10"><text:span text:style-name="T2">install</text:span><text:span text:style-name="T2"><text:line-break/></text:span><text:span text:style-name="T2">app</text:span></text:p>
          </draw:text-box>
        </draw:frame>
        <draw:path draw:style-name="gr11" draw:text-style-name="P9" draw:layer="layout" svg:width="6.566cm" svg:height="4.273cm" draw:transform="rotate (2.46876822694598) translate (27.2722130503688cm 27.0348704785978cm)" svg:viewBox="0 0 6567 4274" svg:d="M0 45c4546-554 6567 4229 6567 4229">
          <text:p/>
        </draw:path>
        <draw:frame draw:style-name="gr12" draw:text-style-name="P11" draw:layer="layout" svg:width="5.178cm" svg:height="3.386cm" svg:x="21.922cm" svg:y="26.187cm">
          <draw:text-box>
            <text:p text:style-name="P10"><text:span text:style-name="T2">install app</text:span></text:p>
          </draw:text-box>
        </draw:frame>
        <draw:path draw:style-name="gr13" draw:text-style-name="P9" draw:layer="layout" svg:width="2.466cm" svg:height="7.975cm" draw:transform="rotate (2.46876822694598) translate (9.02952409388841cm 12.9375638925855cm)" svg:viewBox="0 0 2467 7976" svg:d="M2467 0c-1708 3151-2467 7976-2467 7976">
          <text:p/>
        </draw:path>
        <draw:path draw:style-name="gr13" draw:text-style-name="P9" draw:layer="layout" svg:width="5.158cm" svg:height="5.35cm" draw:transform="rotate (2.46876822694598) translate (15.8cm 14.1cm)" svg:viewBox="0 0 5159 5351" svg:d="M0 0c2043 1441 5159 5351 5159 5351">
          <text:p/>
        </draw:path>
        <draw:path draw:style-name="gr13" draw:text-style-name="P9" draw:layer="layout" svg:width="9.1cm" svg:height="1.987cm" draw:transform="skewX (-1.02967062103468E-016) rotate (2.46876822694598) translate (22.4790204839853cm 13.926327674462cm)" svg:viewBox="0 0 9101 1988" svg:d="M0 34c3952-336 9101 1954 9101 1954">
          <text:p/>
        </draw:path>
        <draw:frame draw:style-name="gr12" draw:text-style-name="P13" draw:layer="layout" svg:width="13.5cm" svg:height="3.386cm" svg:x="18.5cm" svg:y="6.214cm">
          <draw:text-box>
            <text:p text:style-name="P12"><text:span text:style-name="T2">up- and download JSON </text:span><text:span text:style-name="T2">docs,</text:span><text:span text:style-name="T2"><text:line-break/></text:span><text:span text:style-name="T2">text fields encrypted with </text:span><text:span text:style-name="T2">group A password,</text:span><text:span text:style-name="T2"><text:line-break/></text:span><text:span text:style-name="T2">all docs have signature </text:span><text:span text:style-name="T2">field with creator’s </text:span><text:span text:style-name="T2"><text:line-break/></text:span><text:span text:style-name="T2">poll-specific private key,</text:span></text:p>
            <text:p text:style-name="P12"><text:span text:style-name="T2">using poll-specific voter </text:span><text:span text:style-name="T2">ids</text:span></text:p>
          </draw:text-box>
        </draw:frame>
        <draw:path draw:style-name="gr13" draw:text-style-name="P9" draw:layer="layout" svg:width="2.735cm" svg:height="9.723cm" draw:transform="skewX (7.00069010293398E-017) rotate (2.46876822694598) translate (30.4397799527808cm 15.5051087384163cm)" svg:viewBox="0 0 2736 9724" svg:d="M2736 0c-1708 3151-2736 9724-2736 9724">
          <text:p/>
        </draw:path>
        <draw:path draw:style-name="gr13" draw:text-style-name="P9" draw:layer="layout" svg:width="2.889cm" svg:height="7.798cm" draw:transform="rotate (2.46876822694598) translate (35.3cm 15.9cm)" svg:viewBox="0 0 2890 7799" svg:d="M0 0c431 3109 2890 7799 2890 7799">
          <text:p/>
        </draw:path>
        <draw:path draw:style-name="gr13" draw:text-style-name="P9" draw:layer="layout" svg:width="9.095cm" svg:height="4.514cm" draw:transform="rotate (2.46876822694598) translate (43.6cm 17.1cm)" svg:viewBox="0 0 9096 4515" svg:d="M0 0c3435 459 9096 4515 9096 4515">
          <text:p/>
        </draw:path>
        <draw:path draw:style-name="gr13" draw:text-style-name="P9" draw:layer="layout" svg:width="10.351cm" svg:height="1.115cm" draw:transform="rotate (2.46876822694598) translate (48.3002614245175cm 15.1251642194589cm)" svg:viewBox="0 0 10352 1116" svg:d="M0 160c3562-665 10352 956 10352 956">
          <text:p/>
        </draw:path>
        <draw:frame draw:style-name="gr14" draw:text-style-name="P15" draw:layer="layout" svg:width="6.881cm" svg:height="5.204cm" svg:x="1.919cm" svg:y="1.434cm">
          <draw:text-box>
            <text:p text:style-name="P14"><text:span text:style-name="T4">normal</text:span><text:span text:style-name="T4"><text:line-break/></text:span><text:span text:style-name="T4">operation</text:span><text:span text:style-name="T4"><text:line-break/></text:span><text:span text:style-name="T4"><text:line-break/></text:span><text:span text:style-name="T5">(after poll has been set </text:span><text:span text:style-name="T5">up*)</text:span></text:p>
          </draw:text-box>
        </draw:frame>
        <draw:frame draw:style-name="gr15" draw:text-style-name="P16" draw:layer="layout" svg:width="6.315cm" svg:height="3.766cm" svg:x="48.585cm" svg:y="2.534cm">
          <draw:text-box>
            <text:p><text:span text:style-name="T5">*see next page </text:span><text:span text:style-name="T5"><text:line-break/></text:span><text:span text:style-name="T5"> for poll setup</text:span></text:p>
          </draw:text-box>
        </draw:frame>
        <draw:frame draw:style-name="gr12" draw:text-style-name="P13" draw:layer="layout" svg:width="13.5cm" svg:height="3.386cm" svg:x="42.5cm" svg:y="7.714cm">
          <draw:text-box>
            <text:p text:style-name="P12"><text:span text:style-name="T2">up- and download JSON </text:span><text:span text:style-name="T2">docs</text:span><text:span text:style-name="T2"><text:line-break/></text:span><text:span text:style-name="T2">encrypted with group B </text:span><text:span text:style-name="T2">password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8" draw:layer="layout" svg:width="8.4cm" svg:height="4.9cm" svg:x="14cm" svg:y="4.8cm">
          <text:p text:style-name="P18"><text:span text:style-name="T1">Alice’s </text:span><text:span text:style-name="T1">brows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7.2cm" svg:height="3.2cm" svg:x="14.5cm" svg:y="5.5cm">
          <text:p text:style-name="P2"><text:span text:style-name="T2">vodle web-</text:span><text:span text:style-name="T2">app</text:span><text:span text:style-name="T2"><text:line-break/></text:span><text:span text:style-name="T2">pages </text:span><text:span text:style-name="T2">(HTML+JS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8" draw:layer="layout" svg:width="4.8cm" svg:height="6.699cm" svg:x="34cm" svg:y="5.601cm">
          <text:p text:style-name="P18"><text:span text:style-name="T1">Celia’s</text:span><text:span text:style-name="T1"><text:line-break/></text:span><text:span text:style-name="T1">iPh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34.5cm" svg:y="6.301cm">
          <text:p text:style-name="P2"><text:span text:style-name="T2">vodle</text:span><text:span text:style-name="T2"><text:line-break/></text:span><text:span text:style-name="T2">iOS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8" draw:layer="layout" svg:width="4.8cm" svg:height="6.699cm" svg:x="24.501cm" svg:y="7.601cm">
          <text:p text:style-name="P18"><text:span text:style-name="T1">Bob’s</text:span><text:span text:style-name="T1"><text:line-break/></text:span><text:span text:style-name="T1">ph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25.001cm" svg:y="8.301cm">
          <text:p text:style-name="P2"><text:span text:style-name="T2">vodle</text:span><text:span text:style-name="T2"><text:line-break/></text:span><text:span text:style-name="T2">android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9" draw:layer="layout" svg:width="29.8cm" svg:height="15.3cm" svg:x="11.6cm" svg:y="1.9cm">
          <text:p text:style-name="P7"><text:span text:style-name="T3">existing</text:span><text:span text:style-name="T3"><text:line-break/></text:span><text:span text:style-name="T3">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8.8cm" svg:height="3cm" svg:x="22.8cm" svg:y="24.5cm">
          <text:p text:style-name="P18"><text:span text:style-name="T1">vodle.it</text:span><text:span text:style-name="T1"><text:line-break/></text:span><text:span text:style-name="T1">we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9" draw:layer="layout" svg:width="14.433cm" svg:height="6.4cm" draw:transform="rotate (2.46876822694598) translate (25.3993368063283cm 24.2008322569063cm)" svg:viewBox="0 0 14434 6401" svg:d="M0 1c6700-96 14434 6400 14434 6400">
          <text:p/>
        </draw:path>
        <draw:path draw:style-name="gr9" draw:text-style-name="P9" draw:layer="layout" svg:width="5.857cm" svg:height="7.35cm" draw:transform="rotate (2.46876822694598) translate (26.5cm 24.2cm)" svg:viewBox="0 0 5858 7351" svg:d="M0 0c2731 1020 5858 7351 5858 7351">
          <text:p/>
        </draw:path>
        <draw:frame draw:style-name="gr18" draw:text-style-name="P22" draw:layer="layout" svg:width="7.378cm" svg:height="4.013cm" svg:x="11.522cm" svg:y="12.863cm">
          <draw:text-box>
            <text:p text:style-name="P21"><text:span text:style-name="T2">send Alice’s</text:span><text:span text:style-name="T2"><text:line-break/></text:span><text:span text:style-name="T2">private poll-key &amp; id</text:span><text:span text:style-name="T2"><text:line-break/></text:span><text:span text:style-name="T2">&amp; everyone’s</text:span><text:span text:style-name="T2"><text:line-break/></text:span><text:span text:style-name="T2">public poll-key</text:span></text:p>
            <text:p text:style-name="P21"><text:span text:style-name="T2">(without telling</text:span><text:span text:style-name="T2"><text:line-break/></text:span><text:span text:style-name="T2">which is whose!)</text:span></text:p>
          </draw:text-box>
        </draw:frame>
        <draw:frame draw:style-name="gr19" draw:text-style-name="P24" draw:layer="layout" svg:width="6.381cm" svg:height="6.766cm" svg:x="1.919cm" svg:y="1.434cm">
          <draw:text-box>
            <text:p text:style-name="P23"><text:span text:style-name="T6">setting </text:span><text:span text:style-name="T6">up </text:span><text:span text:style-name="T6"><text:line-break/></text:span><text:span text:style-name="T6">a poll</text:span><text:span text:style-name="T4"><text:line-break/></text:span><text:span text:style-name="T4"><text:line-break/></text:span><text:span text:style-name="T5">(after group </text:span><text:span text:style-name="T5">has been </text:span><text:span text:style-name="T5">set up*)</text:span></text:p>
          </draw:text-box>
        </draw:frame>
        <draw:frame draw:style-name="gr18" draw:text-style-name="P26" draw:layer="layout" svg:width="7.378cm" svg:height="4.013cm" svg:x="25.922cm" svg:y="18.064cm">
          <draw:text-box>
            <text:p text:style-name="P25"><text:span text:style-name="T2">send Bob’s</text:span><text:span text:style-name="T2"><text:line-break/></text:span><text:span text:style-name="T2">private poll-key &amp; id</text:span><text:span text:style-name="T2"><text:line-break/></text:span><text:span text:style-name="T2">&amp; everyone’s </text:span><text:span text:style-name="T2"><text:line-break/></text:span><text:span text:style-name="T2">public poll-key</text:span></text:p>
            <text:p text:style-name="P25"><text:span text:style-name="T2">(without telling</text:span><text:span text:style-name="T2"><text:line-break/></text:span><text:span text:style-name="T2">which is whose!)</text:span></text:p>
          </draw:text-box>
        </draw:frame>
        <draw:path draw:style-name="gr9" draw:text-style-name="P9" draw:layer="layout" svg:width="4.003cm" svg:height="11.719cm" draw:transform="skewX (7.938886646158E-017) rotate (2.46876822694598) translate (31.4274282206544cm 24.4609150158251cm)" svg:viewBox="0 0 4004 11720" svg:d="M419 0c-1958 2839 3585 11720 3585 11720">
          <text:p/>
        </draw:path>
        <draw:frame draw:style-name="gr18" draw:text-style-name="P28" draw:layer="layout" svg:width="7.378cm" svg:height="4.013cm" svg:x="34.287cm" svg:y="20.689cm">
          <draw:text-box>
            <text:p text:style-name="P27"><text:span text:style-name="T7">send a Celia’s</text:span><text:span text:style-name="T7"><text:line-break/></text:span><text:span text:style-name="T7">private poll-</text:span><text:span text:style-name="T7">key</text:span><text:span text:style-name="T2"> &amp; id</text:span><text:span text:style-name="T2"><text:line-break/></text:span><text:span text:style-name="T2">&amp; everyone’s </text:span><text:span text:style-name="T2"><text:line-break/></text:span><text:span text:style-name="T2">public poll-</text:span><text:span text:style-name="T2">key</text:span></text:p>
            <text:p text:style-name="P27"><text:span text:style-name="T2">(without </text:span><text:span text:style-name="T2">telling</text:span><text:span text:style-name="T2"><text:line-break/></text:span><text:span text:style-name="T2">which is </text:span><text:span text:style-name="T2">whose!)</text:span></text:p>
          </draw:text-box>
        </draw:frame>
        <draw:frame draw:style-name="gr20" draw:text-style-name="P30" draw:layer="layout" svg:width="8.494cm" svg:height="2.132cm" svg:x="23.006cm" svg:y="27.733cm">
          <draw:text-box>
            <text:p text:style-name="P29"><text:span text:style-name="T2">g</text:span><text:span text:style-name="T2">e</text:span><text:span text:style-name="T2">n</text:span><text:span text:style-name="T2">er</text:span><text:span text:style-name="T2">at</text:span><text:span text:style-name="T2">e </text:span><text:span text:style-name="T2">a </text:span><text:span text:style-name="T2">ne</text:span><text:span text:style-name="T2">w </text:span><text:span text:style-name="T2">(!) </text:span><text:span text:style-name="T2"><text:line-break/></text:span><text:span text:style-name="T2">p</text:span><text:span text:style-name="T2">oll</text:span><text:span text:style-name="T2">-</text:span><text:span text:style-name="T2">sp</text:span><text:span text:style-name="T2">ec</text:span><text:span text:style-name="T2">ifi</text:span><text:span text:style-name="T2">c </text:span><text:span text:style-name="T2">ke</text:span><text:span text:style-name="T2">y </text:span><text:span text:style-name="T2">p</text:span><text:span text:style-name="T2">ai</text:span><text:span text:style-name="T2">r </text:span><text:span text:style-name="T2">&amp; </text:span><text:span text:style-name="T2">id </text:span><text:span text:style-name="T2"><text:line-break/></text:span><text:span text:style-name="T2">fo</text:span><text:span text:style-name="T2">r </text:span><text:span text:style-name="T2">ea</text:span><text:span text:style-name="T2">c</text:span><text:span text:style-name="T2">h </text:span><text:span text:style-name="T2">sp</text:span><text:span text:style-name="T2">ec</text:span><text:span text:style-name="T2">ifi</text:span><text:span text:style-name="T2">e</text:span><text:span text:style-name="T2">d </text:span><text:span text:style-name="T2">vo</text:span><text:span text:style-name="T2">te</text:span><text:span text:style-name="T2">r</text:span></text:p>
          </draw:text-box>
        </draw:frame>
        <draw:path draw:style-name="gr9" draw:text-style-name="P9" draw:layer="layout" svg:width="19.024cm" svg:height="12.194cm" draw:transform="rotate (2.46876822694598) translate (20.1991520843953cm 28.5109098099812cm)" svg:viewBox="0 0 19025 12195" svg:d="M18411 12195c3745-14236-10561-14217-18411-8984">
          <text:p/>
        </draw:path>
        <draw:frame draw:style-name="gr18" draw:text-style-name="P22" draw:layer="layout" svg:width="7.378cm" svg:height="4.013cm" svg:x="1.522cm" svg:y="18.864cm">
          <draw:text-box>
            <text:p text:style-name="P21"><text:span text:style-name="T2">poll initiator</text:span><text:span text:style-name="T2"><text:line-break/></text:span><text:span text:style-name="T2">sends setup request</text:span><text:span text:style-name="T2"><text:line-break/></text:span><text:span text:style-name="T2">with list of voters’</text:span><text:span text:style-name="T2"><text:line-break/></text:span><text:span text:style-name="T2"> email addresses</text:span><text:span text:style-name="T2"><text:line-break/></text:span><text:span text:style-name="T2"/></text:p>
          </draw:text-box>
        </draw:frame>
        <draw:custom-shape draw:style-name="gr21" draw:text-style-name="P32" draw:layer="layout" svg:width="1.7cm" svg:height="1.7cm" svg:x="5.9cm" svg:y="17cm">
          <text:p text:style-name="P3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2" draw:layer="layout" svg:width="1.7cm" svg:height="1.7cm" svg:x="21.001cm" svg:y="27.901cm">
          <text:p text:style-name="P3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2" draw:layer="layout" svg:width="1.7cm" svg:height="1.7cm" svg:x="23.002cm" svg:y="18.902cm">
          <text:p text:style-name="P31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6" draw:layer="layout" svg:width="10.413cm" svg:height="17.61cm" svg:x="43.487cm" svg:y="11.39cm">
          <draw:text-box>
            <text:p text:style-name="P25"><text:span text:style-name="T9">rationale:</text:span></text:p>
            <text:p text:style-name="P25"><text:span text:style-name="T9"/></text:p>
            <text:list text:style-name="L1">
              <text:list-item>
                <text:p text:style-name="P25"><text:span text:style-name="T2">all exchanged data </text:span><text:span text:style-name="T2">(individual text fields) is </text:span><text:span text:style-name="T2">encrypted with group </text:span><text:span text:style-name="T2">password, only group </text:span><text:span text:style-name="T2">members but no server </text:span><text:span text:style-name="T2">knows the password.</text:span></text:p>
              </text:list-item>
              <text:list-item>
                <text:p text:style-name="P25"><text:span text:style-name="T2">all uploaded data </text:span><text:span text:style-name="T2">document is signed with </text:span><text:span text:style-name="T2">a poll- and voter-</text:span><text:span text:style-name="T2">specific private key, all </text:span><text:span text:style-name="T2">members know the set </text:span><text:span text:style-name="T2">of corresponding public </text:span><text:span text:style-name="T2">keys but not which key is </text:span><text:span text:style-name="T2">whose.</text:span></text:p>
              </text:list-item>
              <text:list-item>
                <text:p text:style-name="P25"><text:span text:style-name="T2">each poll uses new voter </text:span><text:span text:style-name="T2">ids </text:span></text:p>
              </text:list-item>
              <text:list-item>
                <text:p text:style-name="P25"><text:span text:style-name="T2">hence every member </text:span><text:span text:style-name="T2">can verify data is from </text:span><text:span text:style-name="T2">some authorized poll </text:span><text:span text:style-name="T2">voter but not from </text:span><text:span text:style-name="T2">whom, and cannot </text:span><text:span text:style-name="T2">correlate data from </text:span><text:span text:style-name="T2">same voter across polls</text:span></text:p>
              </text:list-item>
              <text:list-item>
                <text:p text:style-name="P25"><text:span text:style-name="T2">vodle server knows only </text:span><text:span text:style-name="T2">the identity of the voters </text:span><text:span text:style-name="T2">but not which DB server </text:span><text:span text:style-name="T2">they use and cannot </text:span><text:span text:style-name="T2">access any data</text:span></text:p>
              </text:list-item>
              <text:list-item>
                <text:p text:style-name="P25"><text:span text:style-name="T2">CouchDB does not know </text:span><text:span text:style-name="T2">identity of voters or </text:span><text:span text:style-name="T2">content of data</text:span></text:p>
              </text:list-item>
            </text:list>
          </draw:text-box>
        </draw:frame>
        <draw:custom-shape draw:style-name="gr21" draw:text-style-name="P32" draw:layer="layout" svg:width="1.7cm" svg:height="1.7cm" svg:x="17.903cm" svg:y="2.303cm">
          <text:p text:style-name="P31"><text:span text:style-name="T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6" draw:layer="layout" svg:width="6.878cm" svg:height="3.386cm" svg:x="22.022cm" svg:y="2.265cm">
          <draw:text-box>
            <text:p text:style-name="P25"><text:span text:style-name="T2">poll </text:span><text:span text:style-name="T2">initiator </text:span><text:span text:style-name="T2">uploads</text:span><text:span text:style-name="T2"><text:line-break/></text:span><text:span text:style-name="T2">poll </text:span><text:span text:style-name="T2">metadata</text:span><text:span text:style-name="T2"><text:line-break/></text:span><text:span text:style-name="T2">to group’s </text:span><text:span text:style-name="T2">CouchDB </text:span><text:span text:style-name="T2"><text:line-break/></text:span><text:span text:style-name="T2"/></text:p>
            <text:p text:style-name="P25"><text:span text:style-name="T2"/></text:p>
          </draw:text-box>
        </draw:frame>
        <draw:path draw:style-name="gr24" draw:text-style-name="P9" draw:layer="layout" svg:width="0.741cm" svg:height="4.682cm" draw:transform="rotate (2.46876822694598) translate (19.6814581672552cm 4.86254489485507cm)" svg:viewBox="0 0 742 4683" svg:d="M742 0c-595 1498-742 4683-742 4683">
          <text:p/>
        </draw:path>
        <draw:custom-shape draw:style-name="gr21" draw:text-style-name="P32" draw:layer="layout" svg:width="1.7cm" svg:height="1.7cm" svg:x="32.003cm" svg:y="27.903cm">
          <text:p text:style-name="P31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0" draw:layer="layout" svg:width="8.494cm" svg:height="2.132cm" svg:x="34.006cm" svg:y="27.733cm">
          <draw:text-box>
            <text:p text:style-name="P29"><text:span text:style-name="T2">forget </text:span><text:span text:style-name="T2"><text:line-break/></text:span><text:span text:style-name="T2">email addresses,</text:span><text:span text:style-name="T2"><text:line-break/></text:span><text:span text:style-name="T2">keys &amp; ids</text:span></text:p>
          </draw:text-box>
        </draw:frame>
        <draw:frame draw:style-name="gr15" draw:text-style-name="P16" draw:layer="layout" svg:width="6.315cm" svg:height="3.766cm" svg:x="48.586cm" svg:y="2.534cm">
          <draw:text-box>
            <text:p><text:span text:style-name="T5">*see next page </text:span><text:span text:style-name="T5"><text:line-break/></text:span><text:span text:style-name="T5"> for group setup</text:span></text:p>
          </draw:text-box>
        </draw:frame>
        <presentation:notes draw:style-name="dp1">
          <draw:page-thumbnail draw:style-name="gr16" draw:layer="layout" svg:width="19.798cm" svg:height="11.136cm" svg:x="0.6cm" svg:y="2.257cm" draw:page-number="2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8" draw:layer="layout" svg:width="8.4cm" svg:height="4.9cm" svg:x="14cm" svg:y="14.7cm">
          <text:p text:style-name="P18"><text:span text:style-name="T1">Alice’s brows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draw:layer="layout" svg:width="7.2cm" svg:height="3.2cm" svg:x="14.5cm" svg:y="15.4cm">
          <text:p text:style-name="P2"><text:span text:style-name="T2">vodle web-app</text:span><text:span text:style-name="T2"><text:line-break/></text:span><text:span text:style-name="T2">pages (HTML+JS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8" draw:layer="layout" svg:width="4.8cm" svg:height="6.699cm" svg:x="34cm" svg:y="15.501cm">
          <text:p text:style-name="P18"><text:span text:style-name="T1">Celia’s</text:span><text:span text:style-name="T1"><text:line-break/></text:span><text:span text:style-name="T1">iPh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34.5cm" svg:y="16.201cm">
          <text:p text:style-name="P2"><text:span text:style-name="T2">vodle</text:span><text:span text:style-name="T2"><text:line-break/></text:span><text:span text:style-name="T2">iOS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8" draw:layer="layout" svg:width="4.8cm" svg:height="6.699cm" svg:x="24.501cm" svg:y="17.501cm">
          <text:p text:style-name="P18"><text:span text:style-name="T1">Bob’s</text:span><text:span text:style-name="T1"><text:line-break/></text:span><text:span text:style-name="T1">phon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027.1363794907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3.6cm" svg:height="4.199cm" svg:x="25.001cm" svg:y="18.201cm">
          <text:p text:style-name="P2"><text:span text:style-name="T2">vodle</text:span><text:span text:style-name="T2"><text:line-break/></text:span><text:span text:style-name="T2">android</text:span></text:p>
          <text:p text:style-name="P2"><text:span text:style-name="T2">ap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19" draw:layer="layout" svg:width="29.8cm" svg:height="15.3cm" svg:x="11.6cm" svg:y="11.8cm">
          <text:p text:style-name="P7"><text:span text:style-name="T3">new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5" draw:layer="layout" svg:width="6.381cm" svg:height="3.766cm" svg:x="1.919cm" svg:y="1.434cm">
          <draw:text-box>
            <text:p text:style-name="P34"><text:span text:style-name="T4">setting up </text:span><text:span text:style-name="T4"><text:line-break/></text:span><text:span text:style-name="T4">a group</text:span></text:p>
          </draw:text-box>
        </draw:frame>
        <draw:path draw:style-name="gr9" draw:text-style-name="P9" draw:layer="layout" svg:width="8.024cm" svg:height="6.777cm" draw:transform="skewX (-6.84883075985398E-017) rotate (2.46876822694598) translate (29.4758489299288cm 20.4009837869056cm)" svg:viewBox="0 0 8025 6778" svg:d="M8025 0c-1458 2824-5321 5518-8025 6778">
          <text:p/>
        </draw:path>
        <draw:path draw:style-name="gr9" draw:text-style-name="P9" draw:layer="layout" svg:width="3.723cm" svg:height="1.998cm" draw:transform="rotate (2.46876822694598) translate (25.8871305301884cm 18.3965653497128cm)" svg:viewBox="0 0 3724 1999" svg:d="M3724 0c-1458 2824-3162 1849-3724 1786">
          <text:p/>
        </draw:path>
        <draw:custom-shape draw:style-name="gr21" draw:text-style-name="P32" draw:layer="layout" svg:width="1.7cm" svg:height="1.7cm" svg:x="22.703cm" svg:y="14.603cm">
          <text:p text:style-name="P3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2" draw:layer="layout" svg:width="10.178cm" svg:height="2.132cm" svg:x="12.322cm" svg:y="8.665cm">
          <draw:text-box>
            <text:p text:style-name="P21"><text:span text:style-name="T2">group initiator chooses a </text:span><text:span text:style-name="T2">CouchDB server &amp; </text:span><text:span text:style-name="T2">database and gets the DB </text:span><text:span text:style-name="T2">credentials</text:span></text:p>
          </draw:text-box>
        </draw:frame>
        <draw:custom-shape draw:style-name="gr5" draw:text-style-name="P4" draw:layer="layout" svg:width="6.1cm" svg:height="5.3cm" svg:x="23.175cm" svg:y="3.026cm">
          <text:p text:style-name="P1"><text:span text:style-name="T1">CouchDB</text:span></text:p>
          <text:p text:style-name="P1"><text:span text:style-name="T1">server</text:span><text:span text:style-name="T1"><text:line-break/></text:span><text:span text:style-name="T1">used by</text:span><text:span text:style-name="T1"><text:line-break/></text:span><text:span text:style-name="T1">group A</text:span></text:p>
          <draw:enhanced-geometry svg:viewBox="0 0 88 21600" draw:glue-points="44 ?f6 44 0 0 10800 44 21600 88 10800" draw:text-areas="0 ?f6 88 ?f3" draw:type="can" draw:modifiers="2407.022677395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13" draw:text-style-name="P9" draw:layer="layout" svg:width="1.527cm" svg:height="8.472cm" draw:transform="rotate (2.46876822694598) translate (19.694874742665cm 15.2521499453172cm)" svg:viewBox="0 0 1528 8473" svg:d="M1528 0c-1146 3215-1528 8473-1528 8473">
          <text:p/>
        </draw:path>
        <draw:frame draw:style-name="gr10" draw:text-style-name="P26" draw:layer="layout" svg:width="11.178cm" svg:height="2.132cm" svg:x="23.722cm" svg:y="12.165cm">
          <draw:text-box>
            <text:p text:style-name="P25"><text:span text:style-name="T2">group initiator tells all </text:span><text:span text:style-name="T2">group members a group </text:span><text:span text:style-name="T2">name &amp; password &amp; the </text:span><text:span text:style-name="T2">DB credentials</text:span></text:p>
          </draw:text-box>
        </draw:frame>
        <draw:custom-shape draw:style-name="gr21" draw:text-style-name="P32" draw:layer="layout" svg:width="1.7cm" svg:height="1.7cm" svg:x="10.404cm" svg:y="8.904cm">
          <text:p text:style-name="P3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6" draw:layer="layout" svg:width="19.798cm" svg:height="11.136cm" svg:x="0.6cm" svg:y="2.257cm" draw:page-number="3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6cm" fo:page-height="31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bst Heitzig</meta:initial-creator>
    <meta:creation-date>2020-09-08T11:09:47.811134592</meta:creation-date>
    <dc:date>2020-09-09T23:26:47.636840727</dc:date>
    <dc:creator>Jobst Heitzig</dc:creator>
    <meta:editing-duration>PT6H20M1S</meta:editing-duration>
    <meta:editing-cycles>12</meta:editing-cycles>
    <meta:generator>LibreOffice/6.4.5.2$Linux_X86_64 LibreOffice_project/40$Build-2</meta:generator>
    <meta:document-statistic meta:object-count="111"/>
  </office:meta>
</office:document-meta>
</file>